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Carlito" svg:font-family="Carlito" style:font-pitch="variable"/>
    <style:font-face style:name="Liberation Sans1" svg:font-family="'Liberation Sans'" style:font-pitch="variable"/>
    <style:font-face style:name="Source Han Sans CN Regular1" svg:font-family="'Source Han Sans CN Regular'" style:font-pitch="variable"/>
    <style:font-face style:name="Source Han Sans TW Heavy1" svg:font-family="'Source Han Sans TW Heavy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TW Heavy" svg:font-family="'Source Han Sans TW Heavy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fo:min-height="14.466cm"/>
    </style:style>
    <style:style style:name="pr7" style:family="presentation" style:parent-style-name="Default-title">
      <style:graphic-properties fo:min-height="2.259cm"/>
    </style:style>
    <style:style style:name="pr8" style:family="presentation" style:parent-style-name="Default-title">
      <style:graphic-properties fo:min-height="19.381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fo:min-height="15.679cm"/>
    </style:style>
    <style:style style:name="pr11" style:family="presentation" style:parent-style-name="Default-subtitle">
      <style:graphic-properties fo:min-height="15.751cm"/>
    </style:style>
    <style:style style:name="pr12" style:family="presentation" style:parent-style-name="Default-subtitle">
      <style:graphic-properties fo:min-height="15.888cm"/>
    </style:style>
    <style:style style:name="pr13" style:family="presentation" style:parent-style-name="Default-subtitle">
      <style:graphic-properties draw:auto-grow-height="true" fo:min-height="12.179cm"/>
    </style:style>
    <style:style style:name="pr14" style:family="presentation" style:parent-style-name="Default-subtitle">
      <style:graphic-properties fo:min-height="12.179cm"/>
    </style:style>
    <style:style style:name="pr15" style:family="presentation" style:parent-style-name="Default-subtitle">
      <style:graphic-properties fo:min-height="19.483cm"/>
    </style:style>
    <style:style style:name="pr16" style:family="presentation" style:parent-style-name="Default-subtitle">
      <style:graphic-properties fo:min-height="16.255cm"/>
    </style:style>
    <style:style style:name="pr17" style:family="presentation" style:parent-style-name="Default-subtitle">
      <style:graphic-properties draw:auto-grow-height="true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Source Han Sans TW Heavy1"/>
    </style:style>
    <style:style style:name="P5" style:family="paragraph">
      <style:paragraph-properties fo:text-align="end"/>
    </style:style>
    <style:style style:name="P6" style:family="paragraph">
      <style:text-properties fo:color="#990099"/>
    </style:style>
    <style:style style:name="P7" style:family="paragraph">
      <style:paragraph-properties fo:text-align="start"/>
      <style:text-properties fo:color="#990099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style:font-name="URW Chancery L" fo:text-shadow="none"/>
    </style:style>
    <style:style style:name="T2" style:family="text">
      <style:text-properties fo:color="#3399ff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Source Han Sans TW Heavy1" fo:font-size="20pt" fo:text-shadow="none" style:font-size-asian="20pt" style:font-size-complex="20pt"/>
    </style:style>
    <style:style style:name="T5" style:family="text">
      <style:text-properties fo:color="#000000" style:font-name="Source Han Sans TW Heavy1" fo:font-size="20pt" fo:text-shadow="none" style:font-size-asian="20pt" style:font-size-complex="20pt"/>
    </style:style>
    <style:style style:name="T6" style:family="text">
      <style:text-properties fo:color="#990099" style:font-name="Source Han Sans TW Heavy1" fo:font-size="32pt" fo:text-shadow="none" style:font-size-asian="32pt" style:font-size-complex="32pt"/>
    </style:style>
    <style:style style:name="T7" style:family="text">
      <style:text-properties fo:color="#ff0000" style:font-name="Source Han Sans TW Heavy1" fo:font-size="20pt" fo:text-shadow="none" style:font-size-asian="20pt" style:font-size-complex="20pt"/>
    </style:style>
    <style:style style:name="T8" style:family="text">
      <style:text-properties style:font-name="Source Han Sans TW Heavy1" fo:font-size="14pt" fo:text-shadow="none" style:font-size-asian="14pt" style:font-size-complex="14pt"/>
    </style:style>
    <style:style style:name="T9" style:family="text">
      <style:text-properties style:font-name="Carlito" fo:font-size="20pt" fo:text-shadow="none" style:font-size-asian="20pt" style:font-size-complex="20pt"/>
    </style:style>
    <style:style style:name="T10" style:family="text">
      <style:text-properties style:font-name="Carlito" fo:font-size="20pt" fo:text-shadow="none" style:font-name-asian="Carlito" style:font-size-asian="20pt" style:font-size-complex="20pt"/>
    </style:style>
    <style:style style:name="T11" style:family="text">
      <style:text-properties style:font-name="URW Chancery L" fo:font-size="20pt" fo:text-shadow="none" style:font-size-asian="20pt" style:font-size-complex="20pt"/>
    </style:style>
    <style:style style:name="T12" style:family="text">
      <style:text-properties fo:color="#990099"/>
    </style:style>
    <style:style style:name="T13" style:family="text">
      <style:text-properties fo:color="#000000" fo:font-size="22pt" style:font-size-asian="22pt" style:font-size-complex="2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ff0000" fo:font-size="16pt" style:font-size-asian="16pt" style:font-size-complex="16pt"/>
    </style:style>
    <style:style style:name="T18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1.408cm" presentation:class="title" presentation:user-transformed="true">
          <draw:text-box>
            <text:p><text:span text:style-name="T1">Express </text:span><text:span text:style-name="T2">4.15.4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Fast, unopinionated, minimalist </text:p>
            <text:p>web framework for Node.js</text:p>
            <text:p/>
            <text:p>基于Node.js 平台，</text:p>
            <text:p>快速、开放、极简的Web 开发框架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Express</text:span></text:p>
          </draw:text-box>
        </draw:frame>
        <draw:frame presentation:style-name="pr4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Web application</text:p>
                <text:list>
                  <text:list-item>
                    <text:p><text:span text:style-name="T3">基于</text:span><text:span text:style-name="T3">node.js </text:span><text:span text:style-name="T3">的</text:span><text:span text:style-name="T3">web</text:span><text:span text:style-name="T3">应用开发框架便于开发</text:span><text:span text:style-name="T3">web app</text:span><text:span text:style-name="T3">和移动</text:span><text:span text:style-name="T3">app </text:span></text:p>
                  </text:list-item>
                </text:list>
              </text:list-item>
              <text:list-item>
                <text:p>APIs</text:p>
                <text:list>
                  <text:list-item>
                    <text:p><text:span text:style-name="T3">多种</text:span><text:span text:style-name="T3">http</text:span><text:span text:style-name="T3">实用方法和中间件便于创建健壮的</text:span><text:span text:style-name="T3">API</text:span><text:span text:style-name="T3">快捷 、简单</text:span></text:p>
                  </text:list-item>
                </text:list>
              </text:list-item>
              <text:list-item>
                <text:p>Performance</text:p>
                <text:list>
                  <text:list-item>
                    <text:p><text:span text:style-name="T3">提供一点</text:span><text:span text:style-name="T3">web app</text:span><text:span text:style-name="T3">的基本功能，而不是让你热爱的</text:span><text:span text:style-name="T3">node.js</text:span><text:span text:style-name="T3">模糊不清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 text:style-name="P2">安装：</text:p>
            <text:p text:style-name="P2"/>
            <text:p text:style-name="P2">$ mkdir myapp</text:p>
            <text:p text:style-name="P2"/>
            <text:p text:style-name="P2">$ cd myapp</text:p>
            <text:p text:style-name="P2"/>
            <text:p text:style-name="P2">$ npm init</text:p>
            <text:p text:style-name="P2"/>
            <text:p text:style-name="P2">entry point: (index.js)</text:p>
            <text:p text:style-name="P2"/>
            <text:p text:style-name="P2">$ npm install express --save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3"><text:span text:style-name="T1">Express <text:s text:c="4"/>routing (</text:span><text:span text:style-name="T1">路由</text:span><text:span text:style-name="T1">)</text:span></text:p>
          </draw:text-box>
        </draw:frame>
        <draw:frame presentation:style-name="pr6" draw:text-style-name="P4" draw:layer="layout" svg:width="25.199cm" svg:height="14.466cm" svg:x="1.4cm" svg:y="4.838cm" presentation:class="subtitle" presentation:user-transformed="true">
          <draw:text-box>
            <text:p text:style-name="P2"><text:span text:style-name="T4">Routing = URL/path + HTTP (get/post/...) + </text:span><text:span text:style-name="T5">(handlers</text:span><text:span text:style-name="T5">句柄</text:span><text:span text:style-name="T4">)</text:span></text:p>
            <text:p text:style-name="P2"><text:span text:style-name="T4"/></text:p>
            <text:p text:style-name="P2"><text:span text:style-name="T6">Route methods</text:span></text:p>
            <text:p text:style-name="P2"><text:span text:style-name="T4">用法：</text:span><text:span text:style-name="T7">express</text:span><text:span text:style-name="T7">实例</text:span><text:span text:style-name="T7">. <text:s/>htttp request method ( path , <text:s/>[callback…] <text:s/>, <text:s/>callback)</text:span></text:p>
            <text:p text:style-name="P2"><text:span text:style-name="T8">例子：</text:span></text:p>
            <text:p text:style-name="P2"><text:span text:style-name="T9">app.get('/', function(req, res) {</text:span></text:p>
            <text:p text:style-name="P2"><text:span text:style-name="T9"><text:s text:c="2"/></text:span><text:span text:style-name="T9">res.send('hello world');</text:span></text:p>
            <text:p text:style-name="P2"><text:span text:style-name="T9">});</text:span></text:p>
            <text:p text:style-name="P2"><text:span text:style-name="T4"/></text:p>
            <text:p text:style-name="P2"><text:span text:style-name="T4">A route method is derived from one of the HTTP methods</text:span><text:span text:style-name="T4">：</text:span></text:p>
            <text:p text:style-name="P2"><text:span text:style-name="T10"><text:tab/></text:span><text:span text:style-name="T10">get, post, put, head, delete, options, trace, copy, lock, mkcol, move, purge, propfind, proppatch, unlock, report, mkactivity, checkout, merge, m-search, notify, subscribe, <text:s/>unsubscribe, patch, search, connect.</text:span></text:p>
            <text:p text:style-name="P2"><text:span text:style-name="T10">* <text:s text:c="3"/>All()is not derived from any HTTP method. This method is used for loading middleware functions at a path for all request methods.</text:span></text:p>
          </draw:text-box>
        </draw:frame>
        <draw:frame presentation:style-name="pr7" draw:text-style-name="P5" draw:layer="layout" svg:width="25.199cm" svg:height="2.259cm" svg:x="1.401cm" svg:y="3.037cm" presentation:class="title" presentation:user-transformed="true">
          <draw:text-box>
            <text:p text:style-name="P5"><text:span text:style-name="T11">definition of app end points + respond to client reques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8" draw:text-style-name="P6" draw:layer="layout" svg:width="25.199cm" svg:height="19.381cm" svg:x="1.4cm" svg:y="0.717cm" presentation:class="title" presentation:user-transformed="true">
          <draw:text-box>
            <text:p text:style-name="P2"><text:span text:style-name="T12">Route paths</text:span><text:span text:style-name="T12"><text:line-break/></text:span><text:span text:style-name="T12"> <text:s text:c="3"/></text:span><text:span text:style-name="T13">define the endpoints at which requests can be made with a request method. Route paths can be strings, string patterns, or regular expressions.</text:span><text:span text:style-name="T13"><text:line-break/></text:span><text:span text:style-name="T13"><text:line-break/></text:span><text:span text:style-name="T13">(1)’ / ‘</text:span><text:span text:style-name="T13"><text:line-break/></text:span><text:span text:style-name="T13">(2)’ /foldername ‘</text:span><text:span text:style-name="T13"><text:line-break/></text:span><text:span text:style-name="T13">(3)’ /filename ‘</text:span><text:span text:style-name="T13"><text:line-break/></text:span><text:span text:style-name="T13">(4)'/ab?cd'→match acd and abcd.</text:span><text:span text:style-name="T13"><text:line-break/></text:span><text:span text:style-name="T13">(5)'/ab+cd'→match abcd, abbcd, abbbcd, and so on.</text:span><text:span text:style-name="T13"><text:line-break/></text:span><text:span text:style-name="T13">(6)'/ab*cd'→match abcd, abxcd, abRANDOMcd, ab123cd, and so on.</text:span><text:span text:style-name="T13"><text:line-break/></text:span><text:span text:style-name="T13">(7)'/ab(cd)?e' → match /abe and /abcde.</text:span><text:span text:style-name="T13"><text:line-break/></text:span><text:span text:style-name="T13">(8)</text:span><text:span text:style-name="T13">正则表达式 </text:span><text:span text:style-name="T13">eg.</text:span><text:span text:style-name="T13"><text:tab/></text:span><text:span text:style-name="T13">/.*fly$/ 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 text:style-name="P2"><text:span text:style-name="T12">Route parameters(</text:span><text:span text:style-name="T12">参数</text:span><text:span text:style-name="T12">)</text:span></text:p>
          </draw:text-box>
        </draw:frame>
        <draw:frame presentation:style-name="pr10" draw:layer="layout" svg:width="25.199cm" svg:height="15.679cm" svg:x="1.4cm" svg:y="4.265cm" presentation:class="subtitle" presentation:user-transformed="true">
          <draw:text-box>
            <text:p>URL segments → 捕获URL中位置值，捕获的值填充在req.params 对象，路径中指定的路由参数的名字作为各自的key</text:p>
            <text:p/>
            <text:p><text:span text:style-name="T14">(1) <text:s/>‘-’/ ‘.’ </text:span></text:p>
            <text:p><text:span text:style-name="T14"><text:s text:c="4"/></text:span><text:span text:style-name="T14">eg. :Route path: /flights/:from-:to</text:span></text:p>
            <text:p><text:span text:style-name="T14"><text:s text:c="3"/></text:span><text:span text:style-name="T14"><text:tab/></text:span><text:span text:style-name="T14"> <text:s text:c="2"/></text:span><text:span text:style-name="T14">Request URL: http://localhost:3000/flights/LAX-SFO</text:span></text:p>
            <text:p><text:span text:style-name="T14"><text:s text:c="4"/></text:span><text:span text:style-name="T14"><text:tab/></text:span><text:span text:style-name="T14"> <text:s text:c="2"/></text:span><text:span text:style-name="T14">req.params: { "from": "LAX", "to": "SFO" }</text:span></text:p>
            <text:p><text:span text:style-name="T14"><text:s text:c="4"/></text:span><text:span text:style-name="T14">eg. :Route path: /plantae/:genus.:species</text:span></text:p>
            <text:p><text:span text:style-name="T14"><text:s text:c="4"/></text:span><text:span text:style-name="T14"><text:tab/></text:span><text:span text:style-name="T14"> <text:s/></text:span><text:span text:style-name="T14">Request URL: http://localhost:3000/plantae/Prunus.persica</text:span></text:p>
            <text:p><text:span text:style-name="T14"><text:s text:c="4"/></text:span><text:span text:style-name="T14"><text:tab/></text:span><text:span text:style-name="T14"> <text:s/></text:span><text:span text:style-name="T14">req.params: { "genus": "Prunus", "species": "persica" }</text:span></text:p>
            <text:p><text:span text:style-name="T14">(2)normal</text:span></text:p>
            <text:p><text:span text:style-name="T14"><text:s text:c="3"/></text:span><text:span text:style-name="T14">eg. : Route path: /users/:userId/books/:bookId</text:span></text:p>
            <text:p><text:span text:style-name="T14"><text:s text:c="4"/></text:span><text:span text:style-name="T14"><text:tab/></text:span><text:span text:style-name="T14"> <text:s/></text:span><text:span text:style-name="T14">Request URL: http://localhost:3000/users/34/books/8989</text:span></text:p>
            <text:p><text:span text:style-name="T14"><text:s text:c="3"/></text:span><text:span text:style-name="T14"><text:tab/></text:span><text:span text:style-name="T14"> <text:s/></text:span><text:span text:style-name="T14">req.params: { "userId": "34", "bookId": "8989" }</text:span></text:p>
            <text:p><text:span text:style-name="T14">(3) <text:s/>‘()’ </text:span><text:span text:style-name="T14">中正则表达式</text:span></text:p>
            <text:p><text:span text:style-name="T14"><text:s text:c="4"/></text:span><text:span text:style-name="T14">eg. :Route path: /user/:userId(\d+)</text:span></text:p>
            <text:p><text:span text:style-name="T14"><text:s text:c="4"/></text:span><text:span text:style-name="T14"><text:tab/></text:span><text:span text:style-name="T14"> <text:s/></text:span><text:span text:style-name="T14">Request URL: http://localhost:3000/user/42</text:span></text:p>
            <text:p><text:span text:style-name="T14"><text:s text:c="4"/></text:span><text:span text:style-name="T14"><text:tab/></text:span><text:span text:style-name="T14"> <text:s/></text:span><text:span text:style-name="T14">req.params: {"userId": "42"}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2"><text:span text:style-name="T12">Route handlers</text:span></text:p>
          </draw:text-box>
        </draw:frame>
        <draw:frame presentation:style-name="pr4" draw:text-style-name="P8" draw:layer="layout" svg:width="26.6cm" svg:height="16.752cm" svg:x="0.8cm" svg:y="3.714cm" presentation:class="outline" presentation:user-transformed="true">
          <draw:text-box>
            <text:list text:style-name="L2">
              <text:list-header>
                <text:p><text:span text:style-name="T15">next(‘route’) </text:span><text:span text:style-name="T15">略过其他路由回调函数</text:span></text:p>
                <text:p><text:span text:style-name="T15">function(req,res,next){</text:span></text:p>
                <text:list>
                  <text:list-header>
                    <text:p><text:span text:style-name="T15">next();</text:span></text:p>
                  </text:list-header>
                </text:list>
                <text:p><text:span text:style-name="T15">}</text:span></text:p>
                <text:p><text:span text:style-name="T15"/></text:p>
                <text:p><text:span text:style-name="T15">(1)</text:span></text:p>
              </text:list-header>
              <text:list-item>
                <text:p><text:span text:style-name="T15">app.get(path,function(){</text:span></text:p>
                <text:list>
                  <text:list-header>
                    <text:p><text:span text:style-name="T15">next();</text:span></text:p>
                  </text:list-header>
                </text:list>
                <text:p><text:span text:style-name="T15">},function(){});</text:span><text:span text:style-name="T15">连续的</text:span></text:p>
                <text:p><text:span text:style-name="T15">(2)</text:span></text:p>
              </text:list-item>
              <text:list-item>
                <text:p><text:span text:style-name="T15">var cb1 = function (req, res, next) {</text:span></text:p>
                <text:p><text:span text:style-name="T15"><text:s text:c="2"/></text:span><text:span text:style-name="T15">console.log('CB1')</text:span></text:p>
                <text:p><text:span text:style-name="T15"><text:s text:c="2"/></text:span><text:span text:style-name="T15">next()</text:span></text:p>
                <text:p><text:span text:style-name="T15">}</text:span></text:p>
                <text:p><text:span text:style-name="T15">app.get('/example/c', [cb0, cb1, cb2])</text:span><text:span text:style-name="T15">组形</text:span><text:span text:style-name="T15">式</text:span></text:p>
                <text:p><text:span text:style-name="T15">(3)</text:span></text:p>
              </text:list-item>
              <text:list-item>
                <text:p><text:span text:style-name="T15">app.get('/example/d', [cb0, cb1], function </text:span><text:span text:style-name="T15">(req, res, next) {</text:span></text:p>
                <text:p><text:span text:style-name="T15"><text:s text:c="2"/></text:span><text:span text:style-name="T15">console.log('the response will be sent by </text:span><text:span text:style-name="T15">the next function ...')</text:span></text:p>
                <text:p><text:span text:style-name="T15"><text:s text:c="2"/></text:span><text:span text:style-name="T15">next()</text:span></text:p>
                <text:p><text:span text:style-name="T15">}, function (req, res) {</text:span></text:p>
                <text:p><text:span text:style-name="T15"><text:s/></text:span><text:span text:style-name="T15">res.send('Hello from D!')</text:span></text:p>
                <text:p><text:span text:style-name="T15">}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2">Response methods</text:span></text:p>
          </draw:text-box>
        </draw:frame>
        <draw:frame presentation:style-name="pr11" draw:layer="layout" svg:width="25.199cm" svg:height="15.751cm" svg:x="1.4cm" svg:y="3.528cm" presentation:class="subtitle" presentation:user-transformed="true">
          <draw:text-box>
            <text:p><text:tab/>These can send a response to the client, and terminate(结束) the request-response cycle. If none of these methods are called from(调用) a route handler, the client request will be left hanging.</text:p>
            <text:p/>
            <text:p/>
            <text:p>res.download()<text:tab/>提示下载文件。</text:p>
            <text:p>res.end()<text:tab/>终结响应处理流程。</text:p>
            <text:p>res.json()<text:tab/>发送一个 JSON 格式的响应。</text:p>
            <text:p>res.jsonp()<text:tab/>发送一个支持 JSONP 的 JSON 格式的响应。</text:p>
            <text:p>res.redirect()<text:tab/>重定向请求。</text:p>
            <text:p>res.render()<text:tab/>渲染视图模板。</text:p>
            <text:p>res.send()<text:tab/>发送各种类型的响应。</text:p>
            <text:p>res.sendFile<text:tab/>以八位字节流的形式发送文件。</text:p>
            <text:p>res.sendStatus()<text:tab/>设置响应状态代码，并将其以字符串形式作为响应体的一部 <text:s text:c="43"/>分发送。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 text:style-name="P2"><text:span text:style-name="T12">app.route()</text:span></text:p>
          </draw:text-box>
        </draw:frame>
        <draw:frame presentation:style-name="pr12" draw:layer="layout" svg:width="25.199cm" svg:height="15.888cm" svg:x="1.4cm" svg:y="4.178cm">
          <draw:text-box>
            <text:p>can create chainable(可链) route handlers for a route path by using app.route()</text:p>
            <text:p/>
            <text:p>因为路径被指定特定,建立模块化路由可以减少冗余和错误</text:p>
            <text:p/>
            <text:p>app.route('/book')</text:p>
            <text:p><text:s text:c="2"/>.get(function (req, res) {</text:p>
            <text:p><text:s text:c="4"/>res.send('Get a random book')</text:p>
            <text:p><text:s text:c="2"/>})</text:p>
            <text:p><text:s text:c="2"/>.post(function (req, res) {</text:p>
            <text:p><text:s text:c="4"/>res.send('Add a book')</text:p>
            <text:p><text:s text:c="2"/>})</text:p>
            <text:p><text:s text:c="2"/>.put(function (req, res) {</text:p>
            <text:p><text:s text:c="4"/>res.send('Update the book')</text:p>
            <text:p><text:s text:c="2"/>}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 text:style-name="P7"><text:span text:style-name="T12">express.Router</text:span></text:p>
          </draw:text-box>
        </draw:frame>
        <draw:frame presentation:style-name="pr13" draw:layer="layout" svg:width="25.199cm" svg:height="15.721cm" svg:x="1.4cm" svg:y="4.043cm" presentation:class="subtitle" presentation:user-transformed="true">
          <draw:text-box>
            <text:p>可使用 express.Router类创建模块化可挂载的路由句柄，Router实例是一个完整的中间件和路由系统→ miniapp</text:p>
            <text:p/>
            <text:p><text:span text:style-name="T16">birds.js:</text:span></text:p>
            <text:p><text:span text:style-name="T16">var express = require('express');</text:span></text:p>
            <text:p><text:span text:style-name="T17">var router = express.Router();</text:span></text:p>
            <text:p><text:span text:style-name="T16">router.use(function timeLog(req, res, next) {</text:span></text:p>
            <text:p><text:span text:style-name="T16"><text:s text:c="2"/></text:span><text:span text:style-name="T16">console.log('Time: ', Date.now());</text:span></text:p>
            <text:p><text:span text:style-name="T16"><text:s text:c="2"/></text:span><text:span text:style-name="T16">next();</text:span></text:p>
            <text:p><text:span text:style-name="T16">});</text:span></text:p>
            <text:p><text:span text:style-name="T16">router.get('/about', function(req, res) {</text:span></text:p>
            <text:p><text:span text:style-name="T16"><text:s text:c="2"/></text:span><text:span text:style-name="T16">res.send('About birds');</text:span></text:p>
            <text:p><text:span text:style-name="T16">});</text:span></text:p>
            <text:p><text:span text:style-name="T16">module.exports = router;</text:span></text:p>
            <text:p><text:span text:style-name="T16">然后在应用中加载路由模块：</text:span></text:p>
            <text:p><text:span text:style-name="T16">var birds = require('./birds');</text:span></text:p>
            <text:p><text:span text:style-name="T16">...</text:span></text:p>
            <text:p><text:span text:style-name="T16">app.use('/birds', birds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vanced topics(高级)</text:p>
          </draw:text-box>
        </draw:frame>
        <draw:frame presentation:style-name="pr14" draw:layer="layout" svg:width="25.199cm" svg:height="12.179cm" svg:x="1.4cm" svg:y="4.914cm" presentation:class="subtitle" presentation:user-transformed="true">
          <draw:text-box>
            <text:p>1.Developing template engines for Express</text:p>
            <text:p>app.engine(ext,callback)</text:p>
            <text:p/>
            <text:p>ext→file extension</text:p>
            <text:p>Callback→ template engine function</text:p>
            <text:p>Parameters→ accepts the following items：option object,callback function,location of file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15" draw:layer="layout" svg:width="25.199cm" svg:height="21.001cm" svg:x="1.4cm" svg:y="0.078cm" presentation:class="subtitle" presentation:user-transformed="true">
          <draw:text-box>
            <text:p>var fs = require('fs') // this engine requires the fs module</text:p>
            <text:p>app.engine('ntl', function (filePath, options, callback) { // define the template engine</text:p>
            <text:p><text:s text:c="2"/>fs.readFile(filePath, function (err, content) {</text:p>
            <text:p><text:s text:c="4"/>if (err) return callback(err)</text:p>
            <text:p><text:s text:c="4"/>// this is an extremely simple template engine</text:p>
            <text:p><text:s text:c="4"/>var rendered = content.toString().replace('#title#', '&lt;title&gt;' + options.title + '&lt;/title&gt;')</text:p>
            <text:p><text:s text:c="4"/>.replace('#message#', '&lt;h1&gt;' + options.message + '&lt;/h1&gt;')</text:p>
            <text:p><text:s text:c="4"/>return callback(null, rendered)</text:p>
            <text:p><text:s text:c="2"/>})</text:p>
            <text:p>})</text:p>
            <text:p>app.set('views', './views') // specify the views directory</text:p>
            <text:p>app.set('view engine', 'ntl') // register the template engine</text:p>
            <text:p/>
            <text:p>Index.ntl :<text:tab/><text:tab/>#title#</text:p>
            <text:p><text:tab/><text:tab/><text:tab/><text:tab/>#message#</text:p>
            <text:p>app.get('/', function (req, res) {</text:p>
            <text:p><text:s text:c="2"/>res.render('index', { title: 'Hey', message: 'Hello there!' })</text:p>
            <text:p>}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16" draw:layer="layout" svg:width="25.199cm" svg:height="16.255cm" svg:x="1.4cm" svg:y="0.837cm" presentation:class="subtitle" presentation:user-transformed="true">
          <draw:text-box>
            <text:p><text:span text:style-name="T18">StrongLoop Process Manager</text:span></text:p>
            <text:p/>
            <text:list text:style-name="L1">
              <text:list-item>
                <text:p><text:span text:style-name="T18">Build</text:span>, package, and deploy your Node.js application to a local or remote system.</text:p>
              </text:list-item>
              <text:list-item>
                <text:p>View <text:span text:style-name="T18">CPU</text:span> profiles and heap snapshots to optimize performance and diagnose memory leaks.</text:p>
              </text:list-item>
              <text:list-item>
                <text:p>Keep processes and clusters <text:span text:style-name="T18">alive</text:span> forever.</text:p>
              </text:list-item>
              <text:list-item>
                <text:p>View <text:span text:style-name="T18">performance</text:span> metrics on your application.</text:p>
              </text:list-item>
              <text:list-item>
                <text:p>Easily manage multi-host deployments with <text:span text:style-name="T18">Nginx</text:span> integration.</text:p>
              </text:list-item>
              <text:list-item>
                <text:p>Unify multiple StrongLoop PMs to a distributed microservices runtime that is managed from <text:span text:style-name="T18">Arc</text:span>.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frame presentation:style-name="pr17" draw:layer="layout" svg:width="25.199cm" svg:height="16.255cm" svg:x="1.4cm" svg:y="0.837cm" presentation:class="subtitle">
          <draw:text-box>
            <text:p>PM2</text:p>
            <text:p/>
            <text:list text:style-name="L1">
              <text:list-item>
                <text:p>PM2 allows you to keep applications alive forever and reload them without downtime, and will facilitate common system admin tasks.</text:p>
              </text:list-item>
              <text:list-item>
                <text:p><text:s/>PM2 also enables you to manage application logging, monitoring, and clustering.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16" draw:layer="layout" svg:width="25.199cm" svg:height="16.255cm" svg:x="1.4cm" svg:y="0.837cm" presentation:class="subtitle">
          <draw:text-box>
            <text:p>Forever</text:p>
            <text:p/>
            <text:list text:style-name="L1">
              <text:list-item>
                <text:p>Forever is a simple command-line interface tool for ensuring that a given script runs continuously (forever). Forever’s simple interface makes it ideal for running smaller deployments of Node.js apps and scrip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16" draw:layer="layout" svg:width="25.199cm" svg:height="16.255cm" svg:x="1.4cm" svg:y="0.837cm" presentation:class="subtitle">
          <draw:text-box>
            <text:p>SystemD</text:p>
            <text:p/>
            <text:p>SystemD is the default process manager on modern Linux distributions. Running a node service based on SystemD is very simple. (Based on this blog post by Ralph Slooten (@axllent)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frame presentation:style-name="pr16" draw:layer="layout" svg:width="25.199cm" svg:height="16.255cm" svg:x="1.4cm" svg:y="0.837cm" presentation:class="subtitle" presentation:user-transformed="true">
          <draw:text-box>
            <text:p>Production Best Practices: Security</text:p>
            <text:p>生产最佳实践：安全</text:p>
            <text:p/>
            <text:p>（开发和生产环境通常设置不同）</text:p>
            <text:list text:style-name="L1">
              <text:list-item>
                <text:p>Don’t use deprecated or vulnerable versions of Express勿用已弃易攻</text:p>
              </text:list-item>
              <text:list-item>
                <text:p>If your app deals with or transmits sensitive data, use “Transport Layer Security” 传输层安全</text:p>
              </text:list-item>
              <text:list-item>
                <text:p>Use “Helmet” 头盔</text:p>
              </text:list-item>
              <text:list-item>
                <text:p>Use cookies securely</text:p>
              </text:list-item>
              <text:list-item>
                <text:p>Ensure your dependencies are secure依赖</text:p>
              </text:list-item>
              <text:list-item>
                <text:p>Avoid other known vulnerabilities 漏洞</text:p>
              </text:list-item>
              <text:list-item>
                <text:p>Additional considerations 其他注意事项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16" draw:layer="layout" svg:width="25.199cm" svg:height="17.851cm" svg:x="1.4cm" svg:y="1.839cm" presentation:class="subtitle" presentation:user-transformed="true">
          <draw:text-box>
            <text:p>Production best practices: performance and reliability</text:p>
            <text:p>生产最佳实践：性能和可靠性</text:p>
            <text:p/>
            <text:p>code (the dev part)：</text:p>
            <text:list text:style-name="L1">
              <text:list-item>
                <text:p>Use gzip compression <text:s/><text:tab/>gzip压缩</text:p>
              </text:list-item>
              <text:list-item>
                <text:p>Don’t use synchronous functions <text:tab/><text:tab/>不使用同步</text:p>
              </text:list-item>
              <text:list-item>
                <text:p>Do logging correctly<text:tab/><text:tab/>正确记录</text:p>
              </text:list-item>
              <text:list-item>
                <text:p>Handle exceptions properly<text:tab/><text:tab/><text:tab/>正确处理异常<text:tab/></text:p>
              </text:list-item>
            </text:list>
            <text:p/>
            <text:p>environment / setup (the ops part)：</text:p>
            <text:list text:continue-numbering="true" text:style-name="L1">
              <text:list-item>
                <text:p>Set NODE_ENV to “production”<text:tab/>设置为生产</text:p>
              </text:list-item>
              <text:list-item>
                <text:p>Ensure your app automatically restarts <text:tab/>自动重启</text:p>
              </text:list-item>
              <text:list-item>
                <text:p>Run your app in a cluster <text:tab/>集群运行</text:p>
              </text:list-item>
              <text:list-item>
                <text:p>Cache request results<text:tab/>缓存请求结果</text:p>
              </text:list-item>
              <text:list-item>
                <text:p>Use a load balancer<text:tab/>负载平衡器（nginx）</text:p>
              </text:list-item>
              <text:list-item>
                <text:p>Use a reverse proxy <text:tab/>反向代理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Carlito" svg:font-family="Carlito" style:font-pitch="variable"/>
    <style:font-face style:name="Liberation Sans1" svg:font-family="'Liberation Sans'" style:font-pitch="variable"/>
    <style:font-face style:name="Source Han Sans CN Regular1" svg:font-family="'Source Han Sans CN Regular'" style:font-pitch="variable"/>
    <style:font-face style:name="Source Han Sans TW Heavy1" svg:font-family="'Source Han Sans TW Heavy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TW Heavy" svg:font-family="'Source Han Sans TW Heavy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12.179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ource Han Sans TW Heavy1" fo:font-family="'Source Han Sans TW Heavy'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0:22:31.580425202</meta:creation-date>
    <dc:date>2017-08-16T18:08:12.943731816</dc:date>
    <meta:editing-duration>PT15M4S</meta:editing-duration>
    <meta:editing-cycles>3</meta:editing-cycles>
    <meta:generator>LibreOffice/5.2.7.2$Linux_X86_64 LibreOffice_project/20$Build-2</meta:generator>
    <meta:document-statistic meta:object-count="85"/>
  </office:meta>
</office:document-meta>
</file>